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Kosmo 2.0 RC1&lt;/h1&gt;</text:p>
      <text:p text:style-name="P1">&lt;p&gt;</text:p>
      <text:p text:style-name="P1"> <text:s/>&lt;a href="http://www.opengis.es"&gt;Kosmo - Desktop&lt;/a&gt; is a general Desktop-GIS. Using extra extensions allows customizing it for specific purposes. </text:p>
      <text:p text:style-name="P1"> <text:s/>It is designed for the average GIS user, with special emphasis on user-friendly interface (quite similar to the most famous and wide used commercial desktop GIS). </text:p>
      <text:p text:style-name="P1"> <text:s/>It is open source and provides users with the most useful tools to explore, edit and analyze spatial data. All of it by observing the OpenGIS standards and applying high efforts </text:p>
      <text:p text:style-name="P1"> <text:s/>to maintain the data topology quality. It is the first component of a series of developments oriented to be a complete spatial data infrastructure that will be made available to the</text:p>
      <text:p text:style-name="P1"> <text:s/>entire community.&lt;br/&gt;&lt;br/&gt;</text:p>
      <text:p text:style-name="P1"> <text:s/>Kosmo - 2.0 RC1 is distributed under a GPLv2 license (see &lt;a href="http://www.gnu.org/licenses/gpl-2.0.html"&gt;GPL v2 license&lt;/a&gt; </text:p>
      <text:p text:style-name="P1"> <text:s/>for more details about it) </text:p>
      <text:p text:style-name="P1">&lt;/p&gt; <text:s/></text:p>
      <text:p text:style-name="P1">&lt;br/&gt;</text:p>
      <text:p text:style-name="Normal"/>
      <text:p text:style-name="P1">&lt;h2&gt;Running on the LiveDVD&lt;/h2&gt;</text:p>
      <text:p text:style-name="Normal"/>
      <text:p text:style-name="P1">&lt;p&gt;</text:p>
      <text:p text:style-name="P1">&lt;ol&gt;</text:p>
      <text:p text:style-name="P1">&lt;li&gt;To run Kosmo 2.0 RC1 on the Live DVD, click on the Kosmo link on the desktop.&lt;/li&gt;</text:p>
      <text:p text:style-name="P1">&lt;li&gt;In the &lt;I&gt;"Wellcome to Kosmo"&lt;/I&gt; dialog, select the option &lt;I&gt;"With a new view"&lt;/I&gt; under the &lt;I&gt;"Create new project"&lt;/I&gt; group in order to create a new project</text:p>
      <text:p text:style-name="P1">with an empty view. Press Ok to continue&lt;/li&gt;</text:p>
      <text:p text:style-name="P1">&lt;li&gt;In the next dialog, select your Spatial Reference System and press Ok to continue&lt;/li&gt;</text:p>
      <text:p text:style-name="P1">&lt;li&gt;Press the green plus button from the main toolbar to start adding geodata resources (files, databases tables) to the empty view&lt;/li&gt; </text:p>
      <text:p text:style-name="P1">&lt;/ol&gt;</text:p>
      <text:p text:style-name="P1">&lt;/p&gt;</text:p>
      <text:p text:style-name="P1">&lt;br/&gt;</text:p>
      <text:p text:style-name="P1">&lt;h2&gt;Getting started&lt;/h2&gt;</text:p>
      <text:p text:style-name="P1">&lt;p&gt; </text:p>
      <text:p text:style-name="P1">Kosmo - Desktop Client 2.0 RC1 is able to load the next types of geodata resources:</text:p>
      <text:p text:style-name="Normal"/>
      <text:p text:style-name="P1">&lt;ul&gt;</text:p>
      <text:p text:style-name="P1">&lt;li&gt;&lt;B&gt;Vectorial file layers:&lt;/B&gt; Shapefiles, GML, DXF, DWG, DGN, CSV (by an extension)&lt;/li&gt;</text:p>
      <text:p text:style-name="P1">&lt;li&gt;&lt;B&gt;Vectorial databases:&lt;/B&gt; PostgreSQL + PostGIS, Oracle, MySQL</text:p>
      <text:p text:style-name="P1">&lt;li&gt;&lt;B&gt;Raster layers:&lt;/B&gt; ECW, MrSID, Tiff, JPG, GIF, PNG, BMP&lt;/li&gt;</text:p>
      <text:p text:style-name="P1">&lt;li&gt;&lt;B&gt;OGC services:&lt;/B&gt; WMS 1.0.0/1.1.0/1.3.0, WFS 1.0.0/1.1.0&lt;/li&gt;</text:p>
      <text:p text:style-name="P1">&lt;/ul&gt;</text:p>
      <text:p text:style-name="Normal"/>
      <text:p text:style-name="P1">There are some shapefiles and images from &lt;I&gt;/usr/local/share/openjump-data&lt;/I&gt; or &lt;I&gt;/usr/local/share/qgis-data&lt;/I&gt; that can be loaded, as well as any WMS or WFS server configured in the Live-DVD.</text:p>
      <text:p text:style-name="P1">&lt;/p&gt;</text:p>
      <text:p text:style-name="P1">&lt;br/&gt;</text:p>
      <text:p text:style-name="P1">&lt;h2&gt;New functionalities in the new 2.0 RC1&lt;/h2&gt;</text:p>
      <text:p text:style-name="Normal"/>
      <text:p text:style-name="P1">&lt;p&gt;</text:p>
      <text:p text:style-name="P1">The new Kosmo Desktop 2.0 RC1 contains the next new functionalities and improvements:</text:p>
      <text:p text:style-name="P1">&lt;ol&gt;</text:p>
      <text:p text:style-name="P1">&lt;li&gt;New advanced printing module that uses as base the OpenOffice offimatic suite&lt;/li&gt;</text:p>
      <text:p text:style-name="P1">&lt;li&gt;Topology relations on edition and post-edition mode&lt;/li&gt;</text:p>
      <text:p text:style-name="P1">&lt;li&gt;&lt;a href="http://forge.osor.eu/plugins/wiki/index.php?id=13&amp;type=g"&gt;Sextante 0.3&lt;/a&gt; bindings for Kosmo&lt;/li&gt;</text:p>
      <text:p text:style-name="P1">&lt;li&gt;Raster georreferencing tool&lt;/i&gt;</text:p>
      <text:p text:style-name="P1">&lt;li&gt;Generation of polygons from a line set tool&lt;/li&gt;</text:p>
      <text:p text:style-name="P1">&lt;li&gt;Clean / intersect / validating tools&lt;/li&gt;</text:p>
      <text:p text:style-name="P1">&lt;li&gt;Improvements for digitizing tools (geometry tracking mode, ...)&lt;/li&gt;</text:p>
      <text:p text:style-name="P1">&lt;li&gt;KML export&lt;/li&gt;</text:p>
      <text:p text:style-name="P1">&lt;li&gt;GML import / export&lt;/li&gt;</text:p>
      <text:p text:style-name="P1">&lt;li&gt;SLD import / export&lt;/li&gt;</text:p>
      <text:p text:style-name="P1">&lt;li&gt;WFS connector added&lt;/li&gt;</text:p>
      <text:p text:style-name="P1">&lt;li&gt;WMS connector improved&lt;/li&gt;</text:p>
      <text:p text:style-name="P1">&lt;li&gt;Field calculator improved with some new functions&lt;/li&gt;</text:p>
      <text:p text:style-name="P1">&lt;/ol&gt;</text:p>
      <text:p text:style-name="P1">&lt;/p&gt;</text:p>
      <text:p text:style-name="P1">&lt;br/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